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Sal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k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lli</text:p>
          </table:table-cell>
          <table:table-cell office:value-type="float" office:value="500" table:style-name="ce1">
            <text:p>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ne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Sal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r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mmy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ee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628</meta:generator>
    <dc:title/>
    <dc:description/>
    <dc:subject/>
    <meta:initial-creator>UMSDK</meta:initial-creator>
    <dc:creator>UMSDK</dc:creator>
    <meta:creation-date>2024-05-18T13:51:04Z</meta:creation-date>
    <dc:date>2024-06-04T16:11:11Z</dc:date>
    <meta:template xlink:href="" xlink:type="simple"/>
    <meta:editing-cycles>1</meta:editing-cycles>
    <meta:editing-duration>PT180S</meta:editing-duration>
  </office:meta>
</office:document-meta>
</file>